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1e7394" officeooo:paragraph-rsid="0002b8c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officeooo:paragraph-rsid="0002b8c8"/>
    </style:style>
    <style:style style:name="P3" style:family="paragraph" style:parent-style-name="Text_20_body">
      <style:text-properties style:font-name="arial" officeooo:paragraph-rsid="0002b8c8"/>
    </style:style>
    <style:style style:name="P4" style:family="paragraph" style:parent-style-name="Text_20_body">
      <style:paragraph-properties fo:text-align="start" style:justify-single-word="false"/>
      <style:text-properties officeooo:paragraph-rsid="0002b8c8"/>
    </style:style>
    <style:style style:name="P5" style:family="paragraph" style:parent-style-name="Text_20_body">
      <style:text-properties officeooo:paragraph-rsid="0002b8c8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02b8c8"/>
    </style:style>
    <style:style style:name="P7" style:family="paragraph" style:parent-style-name="Text_20_body" style:list-style-name="L1">
      <style:paragraph-properties fo:margin-top="0in" fo:margin-bottom="0in" style:contextual-spacing="false"/>
      <style:text-properties officeooo:paragraph-rsid="0002b8c8"/>
    </style:style>
    <style:style style:name="P8" style:family="paragraph" style:parent-style-name="Text_20_body" style:list-style-name="L2">
      <style:text-properties officeooo:paragraph-rsid="0002b8c8"/>
    </style:style>
    <style:style style:name="P9" style:family="paragraph" style:parent-style-name="Text_20_body" style:list-style-name="L2">
      <style:paragraph-properties fo:margin-top="0in" fo:margin-bottom="0in" style:contextual-spacing="false"/>
      <style:text-properties style:font-name="arial" officeooo:paragraph-rsid="0002b8c8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officeooo:paragraph-rsid="0002b8c8"/>
    </style:style>
    <style:style style:name="P11" style:family="paragraph" style:parent-style-name="Text_20_body" style:list-style-name="L3">
      <style:text-properties officeooo:paragraph-rsid="0002b8c8"/>
    </style:style>
    <style:style style:name="T1" style:family="text">
      <style:text-properties fo:font-size="12pt" fo:font-weight="normal" officeooo:rsid="001e7394" style:font-size-asian="12pt" style:font-weight-asian="normal" style:font-size-complex="12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3444" style:font-weight-asian="bold" style:font-weight-complex="bold"/>
    </style:style>
    <style:style style:name="T4" style:family="text">
      <style:text-properties fo:font-weight="bold" officeooo:rsid="0003d102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"/>
    </style:style>
    <style:style style:name="T7" style:family="text">
      <style:text-properties style:font-name="arial" fo:font-size="12pt" style:font-size-asian="12pt" style:font-size-complex="12pt"/>
    </style:style>
    <style:style style:name="T8" style:family="text">
      <style:text-properties style:font-name="arial" fo:font-size="12pt" officeooo:rsid="001f3444" style:font-size-asian="12pt" style:font-size-complex="12pt"/>
    </style:style>
    <style:style style:name="T9" style:family="text">
      <style:text-properties style:font-name="arial" fo:font-size="12pt" fo:font-weight="normal" officeooo:rsid="001f3444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envolvimento de Solução:</text:p>
      <text:p text:style-name="P1"/>
      <text:p text:style-name="P2"><text:span text:style-name="T1">Tema: </text:span><text:span text:style-name="T2">SQL Injection: Desafios e Boas Práticas na Manutenção de Software Seguro</text:span></text:p>
      <text:p text:style-name="P2"><text:span text:style-name="T2"/></text:p>
      <text:p text:style-name="P2"><text:span text:style-name="T2"/></text:p>
      <text:p text:style-name="P2"><text:span text:style-name="T4">Link: </text:span><text:span text:style-name="T2">https://www.youtube.com/watch?v=TNP_R0bVWxo</text:span></text:p>
      <text:p text:style-name="P2"><text:span text:style-name="T2"/></text:p>
      <text:p text:style-name="P2"><text:span text:style-name="T5">A </text:span><text:span text:style-name="Strong_20_Emphasis"><text:span text:style-name="T5">injeção de SQL</text:span></text:span><text:span text:style-name="T5"> é uma vulnerabilidade de segurança que permite a um atacante interferir nas consultas que uma aplicação faz ao seu banco de dados. Isso pode resultar em acesso não autorizado a dados sensíveis, modificação ou exclusão de informações e, em casos extremos, controle total do servidor de banco de dados. A prevenção dessa vulnerabilidade é essencial na </text:span><text:span text:style-name="Strong_20_Emphasis"><text:span text:style-name="T5">manutenção de software</text:span></text:span><text:span text:style-name="T5"> e na </text:span><text:span text:style-name="Strong_20_Emphasis"><text:span text:style-name="T5">segurança da informação</text:span></text:span><text:span text:style-name="T5">.<text:line-break/><text:line-break/></text:span><text:span text:style-name="T3">Algumas medidas de prevenção:</text:span></text:p>
      <text:p text:style-name="P2"><text:span text:style-name="T3"/></text:p>
      <text:list text:style-name="L1">
        <text:list-item>
          <text:p text:style-name="P6"><text:span text:style-name="Strong_20_Emphasis"><text:span text:style-name="T8">Consultas Parametrizadas ou Declarações Preparadas</text:span></text:span><text:span text:style-name="T9"> – Evitam que entradas do usuário sejam interpretadas como comandos SQL.</text:span></text:p>
        </text:list-item>
        <text:list-item>
          <text:p text:style-name="P7"><text:span text:style-name="Strong_20_Emphasis"><text:span text:style-name="T7">Validação de Dados de Entrada</text:span></text:span><text:span text:style-name="T7"> – Garante que apenas os formatos esperados sejam aceitos.</text:span></text:p>
        </text:list-item>
        <text:list-item>
          <text:p text:style-name="P6"><text:span text:style-name="Strong_20_Emphasis"><text:span text:style-name="T8">Princípio do Menor Privilégio no Banco de Dados</text:span></text:span><text:span text:style-name="T9"> – Restringe as permissões das contas utilizadas pela aplicação, minimizando danos caso haja um ataque.<text:line-break/></text:span></text:p>
        </text:list-item>
      </text:list>
      <text:p text:style-name="P4"><text:span text:style-name="T9">O </text:span><text:span text:style-name="Strong_20_Emphasis"><text:span text:style-name="T8">PHP</text:span></text:span><text:span text:style-name="T9"> foi escolhido para esta análise devido ao seu amplo uso no desenvolvimento web, sendo uma das linguagens mais populares para criação de sites e sistemas web. Ainda hoje, muitos sistemas utilizam versões antigas do PHP, como </text:span><text:span text:style-name="Strong_20_Emphasis"><text:span text:style-name="T8">5.4 e 5.6</text:span></text:span><text:span text:style-name="T9">, que, apesar de estarem </text:span><text:span text:style-name="Strong_20_Emphasis"><text:span text:style-name="T8">fora de suporte oficial</text:span></text:span><text:span text:style-name="T9"> há anos, ainda podem ser encontradas em ambientes legados.</text:span></text:p>
      <text:p text:style-name="P5"><text:span text:style-name="T6">Durante o período de popularidade dessas versões (PHP 5.x, lançado entre 2004 e 2015), houve uma grande quantidade de aplicações vulneráveis a </text:span><text:span text:style-name="Strong_20_Emphasis"><text:span text:style-name="T6">SQL Injection</text:span></text:span><text:span text:style-name="T6">, devido a práticas inseguras, como:</text:span></text:p>
      <text:list text:style-name="L2">
        <text:list-item>
          <text:p text:style-name="P9">Uso direto de concatenação de strings para formar consultas SQL.</text:p>
        </text:list-item>
        <text:list-item>
          <text:p text:style-name="P9">Falta de sanitização de entrada de dados.</text:p>
        </text:list-item>
        <text:list-item>
          <text:p text:style-name="P8"><text:span text:style-name="T6">Uso da </text:span><text:span text:style-name="Strong_20_Emphasis"><text:span text:style-name="T6">extensão </text:span></text:span><text:span text:style-name="Source_20_Text"><text:span text:style-name="T6">mysql_*</text:span></text:span><text:span text:style-name="T6">, que foi </text:span><text:span text:style-name="Strong_20_Emphasis"><text:span text:style-name="T6">descontinuada no PHP 5.5</text:span></text:span><text:span text:style-name="T6"> e </text:span><text:span text:style-name="Strong_20_Emphasis"><text:span text:style-name="T6">removida no PHP 7.0</text:span></text:span><text:span text:style-name="T6"> devido a suas vulnerabilidades e falta de suporte para consultas preparadas.</text:span></text:p>
        </text:list-item>
      </text:list>
      <text:p text:style-name="P5"><text:span text:style-name="T6">Com o passar do tempo, a linguagem evoluiu e introduziu melhorias significativas em segurança. Atualmente, o </text:span><text:span text:style-name="Strong_20_Emphasis"><text:span text:style-name="T6">PDO (PHP Data Objects)</text:span></text:span><text:span text:style-name="T6"> e a </text:span><text:span text:style-name="Strong_20_Emphasis"><text:span text:style-name="T6">extensão MySQLi</text:span></text:span><text:span text:style-name="T6"> são os métodos recomendados para comunicação segura com bancos de dados, fornecendo suporte para </text:span><text:span text:style-name="Strong_20_Emphasis"><text:span text:style-name="T6">declarações preparadas e consultas parametrizadas</text:span></text:span><text:span text:style-name="T6">, essenciais para mitigar </text:span><text:span text:style-name="Strong_20_Emphasis"><text:span text:style-name="T6">ataques de injeção de SQL</text:span></text:span><text:span text:style-name="T6">.</text:span></text:p>
      <text:p text:style-name="P3">Neste repositório, serão analisados dois cenários:</text:p>
      <text:list text:style-name="L3">
        <text:list-item>
          <text:p text:style-name="P10"><text:span text:style-name="Strong_20_Emphasis"><text:span text:style-name="T6">Conexão insegura</text:span></text:span><text:span text:style-name="T6"> ao banco de dados utilizando práticas desatualizadas e vulneráveis.</text:span></text:p>
        </text:list-item>
        <text:list-item>
          <text:p text:style-name="P11"><text:span text:style-name="Strong_20_Emphasis"><text:span text:style-name="T6">Conexão segura</text:span></text:span><text:span text:style-name="T6"> utilizando abordagens modernas e seguras para evitar SQL Injection.</text:span></text:p>
        </text:list-item>
      </text:list>
      <text:p text:style-name="P3"><text:soft-page-break/>O objetivo é evidenciar os riscos de práticas inseguras ainda encontradas em sistemas legados e demonstrar como implementar uma conexão segura com o banco de dados, reduzindo a superfície de ataque contra injeção de SQ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5:38:21.929104097</meta:creation-date>
    <dc:date>2025-02-22T16:34:28.524422986</dc:date>
    <meta:editing-duration>PT56M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17" meta:word-count="391" meta:character-count="2559" meta:non-whitespace-character-count="2188"/>
  </office:meta>
</office:document-meta>
</file>